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style:text-underline-style="none" fo:font-weight="normal" officeooo:rsid="00196d8a" officeooo:paragraph-rsid="00196d8a" style:font-weight-asian="normal" style:font-weight-complex="normal"/>
    </style:style>
    <style:style style:name="P3" style:family="paragraph" style:parent-style-name="Preformatted_20_Text">
      <style:paragraph-properties fo:margin-top="0cm" fo:margin-bottom="0cm" style:contextual-spacing="false"/>
      <style:text-properties officeooo:paragraph-rsid="00196d8a"/>
    </style:style>
    <style:style style:name="P4" style:family="paragraph" style:parent-style-name="Preformatted_20_Text">
      <style:paragraph-properties fo:margin-top="0cm" fo:margin-bottom="0cm" style:contextual-spacing="false"/>
      <style:text-properties fo:font-weight="bold" officeooo:rsid="00196d8a" officeooo:paragraph-rsid="00196d8a" style:font-weight-asian="bold" style:font-weight-complex="bold"/>
    </style:style>
    <style:style style:name="P5" style:family="paragraph" style:parent-style-name="Preformatted_20_Text">
      <style:paragraph-properties fo:margin-top="0cm" fo:margin-bottom="0.499cm" style:contextual-spacing="false"/>
      <style:text-properties fo:font-weight="bold" officeooo:rsid="00196d8a" officeooo:paragraph-rsid="00196d8a" style:font-weight-asian="bold" style:font-weight-complex="bold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rsid="00196d8a" officeooo:paragraph-rsid="00196d8a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96d8a" officeooo:paragraph-rsid="00196d8a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196d8a" officeooo:paragraph-rsid="00196d8a" style:font-weight-asian="normal" style:font-weight-complex="normal"/>
    </style:style>
    <style:style style:name="P9" style:family="paragraph" style:parent-style-name="Standard">
      <style:text-properties officeooo:paragraph-rsid="00196d8a"/>
    </style:style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Text_20_body">
      <style:paragraph-properties fo:margin-top="0cm" fo:margin-bottom="0cm" style:contextual-spacing="false"/>
      <style:text-properties officeooo:rsid="00196d8a" officeooo:paragraph-rsid="00196d8a"/>
    </style:style>
    <style:style style:name="P12" style:family="paragraph" style:parent-style-name="Text_20_body">
      <style:paragraph-properties fo:margin-top="0cm" fo:margin-bottom="0cm" style:contextual-spacing="false"/>
      <style:text-properties fo:font-weight="bold" officeooo:rsid="00196d8a" officeooo:paragraph-rsid="00196d8a" style:font-weight-asian="bold" style:font-weight-complex="bold"/>
    </style:style>
    <style:style style:name="P13" style:family="paragraph" style:parent-style-name="Text_20_body">
      <style:paragraph-properties fo:margin-top="0cm" fo:margin-bottom="0cm" style:contextual-spacing="false"/>
      <style:text-properties style:text-underline-style="solid" style:text-underline-width="auto" style:text-underline-color="font-color" fo:font-weight="bold" officeooo:rsid="00196d8a" officeooo:paragraph-rsid="00196d8a" style:font-weight-asian="bold" style:font-weight-complex="bold"/>
    </style:style>
    <style:style style:name="P14" style:family="paragraph" style:parent-style-name="Text_20_body">
      <style:text-properties officeooo:paragraph-rsid="00196d8a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196d8a"/>
    </style:style>
    <style:style style:name="T1" style:family="text">
      <style:text-properties officeooo:rsid="00196d8a"/>
    </style:style>
    <style:style style:name="T2" style:family="text">
      <style:text-properties style:text-underline-style="none" fo:font-weight="normal" officeooo:rsid="00196d8a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6d8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HORT SIZE</text:p>
      <text:p text:style-name="P7"/>
      <text:p text:style-name="P8">1 - status (Dead/Alive) = Defined for 584 patients</text:p>
      <text:p text:style-name="P8"/>
      <text:p text:style-name="P2">Dead <text:s text:c="8"/>460</text:p>
      <text:p text:style-name="Preformatted_20_Text">Not Known <text:s text:c="4"/>63</text:p>
      <text:p text:style-name="Preformatted_20_Text">Alive <text:s text:c="8"/>34</text:p>
      <text:p text:style-name="Preformatted_20_Text">Live <text:s text:c="9"/>26</text:p>
      <text:p text:style-name="P1">No <text:s text:c="12"/>1</text:p>
      <text:p text:style-name="P8"/>
      <text:p text:style-name="P8">2 – Date_event = Defined for 434 patients (paper = <text:span text:style-name="T5">466 patients available</text:span> (12 excluded because date_event was unavailable), 58 patients were censored/alive at that time)</text:p>
      <text:p text:style-name="P8"/>
      <text:p text:style-name="P8">3 – Date_diagnosis = Defined for 653 patients</text:p>
      <text:p text:style-name="P8"/>
      <text:p text:style-name="P9"><text:span text:style-name="T2">4- </text:span><text:span text:style-name="Strong_20_Emphasis"><text:span text:style-name="T3">Total no. of patients taken into analysis will be = </text:span></text:span><text:span text:style-name="Strong_20_Emphasis"><text:span text:style-name="T5">426 patients</text:span></text:span><text:span text:style-name="Strong_20_Emphasis"><text:span text:style-name="T3"> with defined "Status", "Date_event", "Date_diagnosis".</text:span></text:span><text:span text:style-name="Strong_20_Emphasis"><text:span text:style-name="T4">(</text:span></text:span><text:span text:style-name="Strong_20_Emphasis"><text:span text:style-name="T1">Total no. of Patients with "Status" = Dead are 425 and "Status" = No is 1.)</text:span></text:span></text:p>
      <text:p text:style-name="P10"/>
      <text:p text:style-name="P9"><text:span text:style-name="Strong_20_Emphasis"><text:span text:style-name="T4"/></text:span></text:p>
      <text:p text:style-name="P10"/>
      <text:p text:style-name="P13">5 – DATES - </text:p>
      <text:p text:style-name="P11"><text:span text:style-name="Strong_20_Emphasis">The oldest date in "Date_event" feature = 2017-01-02 i.e. 2nd January 2017.</text:span></text:p>
      <text:p text:style-name="Text_20_body"><text:span text:style-name="Strong_20_Emphasis">The latest date in "Date_event" feature = 2021-09-07 i.e. 7th September 2021.</text:span></text:p>
      <text:p text:style-name="Text_20_body"><text:span text:style-name="Strong_20_Emphasis">The oldest date in "Date_diagnosis" feature = 2008-08-15 i.e. 15th August 2008.</text:span></text:p>
      <text:p text:style-name="Text_20_body"><text:span text:style-name="Strong_20_Emphasis">The latest date in "Date_diagnosis" feature = 2020-02-05 i.e. 5th February 2020.</text:span></text:p>
      <text:p text:style-name="Text_20_body"><text:span text:style-name="Strong_20_Emphasis"/></text:p>
      <text:p text:style-name="P14"><text:span text:style-name="Strong_20_Emphasis"><text:span text:style-name="T4">6 – </text:span></text:span><text:span text:style-name="Strong_20_Emphasis"><text:span text:style-name="T1">"Time_overall_study = "Date_event" - "Date_diagnosis"</text:span></text:span><text:span text:style-name="Strong_20_Emphasis"><text:span text:style-name="T4"> feature is created using the two existing date time features.</text:span></text:span></text:p>
      <text:p text:style-name="P14"><text:span text:style-name="Strong_20_Emphasis"><text:span text:style-name="T4"/></text:span></text:p>
      <text:p text:style-name="P15"><text:span text:style-name="T1">7 - </text:span><text:span text:style-name="T5">(-8.01659171646235, 147.22273557978602) </text:span><text:span text:style-name="T1">in months is the range for the “Time_overall_study” feature.</text:span></text:p>
      <text:p text:style-name="P15"><text:span text:style-name="Strong_20_Emphasis">Negative overall study time period is not possible</text:span> </text:p>
      <text:p text:style-name="P3">657 <text:s text:c="3"/>Dead</text:p>
      <text:p text:style-name="Preformatted_20_Text">Name: Status, dtype: object</text:p>
      <text:p text:style-name="Preformatted_20_Text">657 <text:s text:c="2"/><text:span text:style-name="T5">2019-02-23</text:span></text:p>
      <text:p text:style-name="Preformatted_20_Text">Name: <text:span text:style-name="T5">Date_event</text:span>, dtype: datetime64[ns]</text:p>
      <text:p text:style-name="Preformatted_20_Text">657 <text:s text:c="2"/><text:span text:style-name="T5">2019-10-25</text:span></text:p>
      <text:p text:style-name="P1">Name: <text:span text:style-name="T5">Date_diagnosis</text:span>, dtype: datetime64[ns]</text:p>
      <text:p text:style-name="P12">Entry no. 657 patient was diagnosed with cancer on 25-10-2019, and he died on 23-02-2019, which is a false entry.</text:p>
      <text:p text:style-name="P12"/>
      <text:p text:style-name="P12">8 – Patients distribution with respect to the tumour stage = </text:p>
      <text:p text:style-name="P12">Our Data Distribution = </text:p>
      <text:p text:style-name="P12"/>
      <text:p text:style-name="P4">Stage IV <text:s text:c="4"/>278</text:p>
      <text:p text:style-name="Preformatted_20_Text">Stage III <text:s text:c="4"/>55</text:p>
      <text:p text:style-name="Preformatted_20_Text"><text:soft-page-break/>Not known <text:s text:c="4"/>38</text:p>
      <text:p text:style-name="P1">Stage II <text:s text:c="5"/>14</text:p>
      <text:p text:style-name="P6">TOTAL = 385 patients</text:p>
      <text:p text:style-name="P1"/>
      <text:p text:style-name="P5">Distribution in the paper = </text:p>
      <text:p text:style-name="P5">Stage 0 = 1 patient</text:p>
      <text:p text:style-name="P5">Stage 1 = 4 patients</text:p>
      <text:p text:style-name="P5">Stage 2 = 43 patients </text:p>
      <text:p text:style-name="P5">Stage 3 = 84 patients</text:p>
      <text:p text:style-name="P5">Stage 4 = 398 patients</text:p>
      <text:p text:style-name="P5">Unknown = 112 patients</text:p>
      <text:p text:style-name="P5">TOTAL = 642 patients</text:p>
      <text:p text:style-name="P5"/>
      <text:p text:style-name="P5"/>
      <text:p text:style-name="P12">stage, age, weight, height, ecog, bmi, stage, comorbidities, metastatis, alkaline phos, ast, enzyme activities, survival</text:p>
      <text:p text:style-name="P12"/>
      <text:p text:style-name="P12"/>
      <text:p text:style-name="P11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16:44:23.031000000</meta:creation-date>
    <dc:date>2023-11-15T22:29:03.679000000</dc:date>
    <meta:editing-duration>P1DT5H44M41S</meta:editing-duration>
    <meta:editing-cycles>1</meta:editing-cycles>
    <meta:document-statistic meta:table-count="0" meta:image-count="0" meta:object-count="0" meta:page-count="2" meta:paragraph-count="41" meta:word-count="296" meta:character-count="1878" meta:non-whitespace-character-count="1547"/>
    <meta:generator>LibreOffice/7.5.3.2$Windows_X86_64 LibreOffice_project/9f56dff12ba03b9acd7730a5a481eea045e468f3</meta:generator>
  </office:meta>
</office:document-meta>
</file>